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department-top-three-salaries/" text:style-name="Internet_20_link" text:visited-style-name="Visited_20_Internet_20_Link"><text:span text:style-name="T1">185. Department Top Three Salaries</text:span></text:a></text:p>
      <text:section text:style-name="Sect1" text:name="headlessui-popover-button-:rp:">
        <text:p text:style-name="Standard"/>
      </text:section>
      <text:p text:style-name="P4">Hard</text:p>
      <text:p text:style-name="P4">1.7K</text:p>
      <text:p text:style-name="P4">212</text:p>
      <text:section text:style-name="Sect1" text:name="headlessui-popover-button-:rt:">
        <text:p text:style-name="Standard"/>
      </text:section>
      <text:section text:style-name="Sect1" text:name="headlessui-popover-button-:rv:">
        <text:p text:style-name="Standard"/>
      </text:section>
      <text:p text:style-name="P4">Companies</text:p>
      <text:p text:style-name="P4">SQL Schema</text:p>
      <text:p text:style-name="Horizontal_20_Line"/>
      <text:p text:style-name="P5"><text:span text:style-name="T1">Table: </text:span><text:span text:style-name="Source_20_Text"><text:span text:style-name="T2">Employee</text:span></text:span></text:p>
      <text:p text:style-name="P2">+--------------+---------+</text:p>
      <text:p text:style-name="P2">| Column Name <text:s/>| Type <text:s text:c="3"/>|</text:p>
      <text:p text:style-name="P2">+--------------+---------+</text:p>
      <text:p text:style-name="P2">| id <text:s text:c="10"/>| int <text:s text:c="4"/>|</text:p>
      <text:p text:style-name="P2">| name <text:s text:c="8"/>| varchar |</text:p>
      <text:p text:style-name="P2">| salary <text:s text:c="6"/>| int <text:s text:c="4"/>|</text:p>
      <text:p text:style-name="P2">| departmentId | int <text:s text:c="4"/>|</text:p>
      <text:p text:style-name="P2">+--------------+---------+</text:p>
      <text:p text:style-name="P2">id is the primary key (column with unique values) for this table.</text:p>
      <text:p text:style-name="P3"><text:span text:style-name="T1">departmentId is a foreign key (reference column) of the ID from the </text:span><text:span text:style-name="Source_20_Text"><text:span text:style-name="T2">Department </text:span></text:span><text:span text:style-name="T1">table.</text:span></text:p>
      <text:p text:style-name="P1">Each row of this table indicates the ID, name, and salary of an employee. It also contains the ID of their department.</text:p>
      <text:p text:style-name="P6"> </text:p>
      <text:p text:style-name="P5"><text:span text:style-name="T1">Table: </text:span><text:span text:style-name="Source_20_Text"><text:span text:style-name="T2">Department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id <text:s text:c="9"/>| int <text:s text:c="4"/>|</text:p>
      <text:p text:style-name="P2">| name <text:s text:c="7"/>| varchar |</text:p>
      <text:p text:style-name="P2">+-------------+---------+</text:p>
      <text:p text:style-name="P2">id is the primary key (column with unique values) for this table.</text:p>
      <text:p text:style-name="P1">Each row of this table indicates the ID of a department and its name.</text:p>
      <text:p text:style-name="P6"> </text:p>
      <text:p text:style-name="P5"><text:span text:style-name="T1">A company's executives are interested in seeing who earns the most money in each of the company's departments. A </text:span><text:span text:style-name="Strong_20_Emphasis"><text:span text:style-name="T1">high earner</text:span></text:span><text:span text:style-name="T1"> in a department is an employee who has a salary in the </text:span><text:span text:style-name="Strong_20_Emphasis"><text:span text:style-name="T1">top three unique</text:span></text:span><text:span text:style-name="T1"> salaries for that department.</text:span></text:p>
      <text:p text:style-name="P5"><text:span text:style-name="T1">Write a solution to find the employees who are </text:span><text:span text:style-name="Strong_20_Emphasis"><text:span text:style-name="T1">high earners</text:span></text:span><text:span text:style-name="T1"> in each of the departments.</text:span></text:p>
      <text:p text:style-name="P5"><text:span text:style-name="T1">Return the result table </text:span><text:span text:style-name="Strong_20_Emphasis"><text:span text:style-name="T1">in any order</text:span></text:span><text:span text:style-name="T1">.</text:span></text:p>
      <text:p text:style-name="P6">The result format is in the following example.</text:p>
      <text:p text:style-name="P6"> </text:p>
      <text:p text:style-name="P5"><text:soft-page-break/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Employee table:</text:p>
      <text:p text:style-name="P2">+----+-------+--------+--------------+</text:p>
      <text:p text:style-name="P2">| id | name <text:s/>| salary | departmentId |</text:p>
      <text:p text:style-name="P2">+----+-------+--------+--------------+</text:p>
      <text:p text:style-name="P2">| 1 <text:s/>| Joe <text:s text:c="2"/>| 85000 <text:s/>| 1 <text:s text:c="11"/>|</text:p>
      <text:p text:style-name="P2">| 2 <text:s/>| Henry | 80000 <text:s/>| 2 <text:s text:c="11"/>|</text:p>
      <text:p text:style-name="P2">| 3 <text:s/>| Sam <text:s text:c="2"/>| 60000 <text:s/>| 2 <text:s text:c="11"/>|</text:p>
      <text:p text:style-name="P2">| 4 <text:s/>| Max <text:s text:c="2"/>| 90000 <text:s/>| 1 <text:s text:c="11"/>|</text:p>
      <text:p text:style-name="P2">| 5 <text:s/>| Janet | 69000 <text:s/>| 1 <text:s text:c="11"/>|</text:p>
      <text:p text:style-name="P2">| 6 <text:s/>| Randy | 85000 <text:s/>| 1 <text:s text:c="11"/>|</text:p>
      <text:p text:style-name="P2">| 7 <text:s/>| Will <text:s/>| 70000 <text:s/>| 1 <text:s text:c="11"/>|</text:p>
      <text:p text:style-name="P2">+----+-------+--------+--------------+</text:p>
      <text:p text:style-name="P2">Department table:</text:p>
      <text:p text:style-name="P2">+----+-------+</text:p>
      <text:p text:style-name="P2">| id | name <text:s/>|</text:p>
      <text:p text:style-name="P2">+----+-------+</text:p>
      <text:p text:style-name="P2">| 1 <text:s/>| IT <text:s text:c="3"/>|</text:p>
      <text:p text:style-name="P2">| 2 <text:s/>| Sales |</text:p>
      <text:p text:style-name="P2">+----+-------+</text:p>
      <text:p text:style-name="P3"><text:span text:style-name="Strong_20_Emphasis"><text:span text:style-name="T1">Output:</text:span></text:span><text:span text:style-name="T1"> </text:span></text:p>
      <text:p text:style-name="P2">+------------+----------+--------+</text:p>
      <text:p text:style-name="P2">| Department | Employee | Salary |</text:p>
      <text:p text:style-name="P2">+------------+----------+--------+</text:p>
      <text:p text:style-name="P2">| IT <text:s text:c="8"/>| Max <text:s text:c="5"/>| 90000 <text:s/>|</text:p>
      <text:p text:style-name="P2">| IT <text:s text:c="8"/>| Joe <text:s text:c="5"/>| 85000 <text:s/>|</text:p>
      <text:p text:style-name="P2">| IT <text:s text:c="8"/>| Randy <text:s text:c="3"/>| 85000 <text:s/>|</text:p>
      <text:p text:style-name="P2">| IT <text:s text:c="8"/>| Will <text:s text:c="4"/>| 70000 <text:s/>|</text:p>
      <text:p text:style-name="P2">| Sales <text:s text:c="5"/>| Henry <text:s text:c="3"/>| 80000 <text:s/>|</text:p>
      <text:p text:style-name="P2">| Sales <text:s text:c="5"/>| Sam <text:s text:c="5"/>| 60000 <text:s/>|</text:p>
      <text:p text:style-name="P2">+------------+----------+--------+</text:p>
      <text:p text:style-name="P3"><text:span text:style-name="Strong_20_Emphasis"><text:span text:style-name="T1">Explanation:</text:span></text:span><text:span text:style-name="T1"> </text:span></text:p>
      <text:p text:style-name="P2">In the IT department:</text:p>
      <text:p text:style-name="P2">- Max earns the highest unique salary</text:p>
      <text:p text:style-name="P2">- Both Randy and Joe earn the second-highest unique salary</text:p>
      <text:p text:style-name="P2">- Will earns the third-highest unique salary</text:p>
      <text:p text:style-name="P3"/>
      <text:p text:style-name="P2">In the Sales department:</text:p>
      <text:p text:style-name="P2">- Henry earns the highest salary</text:p>
      <text:p text:style-name="P2">- Sam earns the second-highest salary</text:p>
      <text:p text:style-name="P1">- There is no third-highest salary as there are only two employees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6T08:38:22.643000000</dc:date>
    <meta:editing-duration>PT48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75" meta:word-count="457" meta:character-count="2486" meta:non-whitespace-character-count="1893"/>
  </office:meta>
</office:document-meta>
</file>